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ac0" officeooo:paragraph-rsid="0007ba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:</text:p>
      <text:p text:style-name="P1">posseder, 11 equipements, 1n modes</text:p>
      <text:p text:style-name="P1">equipements: idEquipement, numeroUnivers, nomEquipement, typeEquipement, nbCanaux</text:p>
      <text:p text:style-name="P1">fait partie, 11 univers, 1n equipements</text:p>
      <text:p text:style-name="P1"/>
      <text:p text:style-name="P1">:</text:p>
      <text:p text:style-name="P1">modes: idMode, idEquipement, nomMode</text:p>
      <text:p text:style-name="P1">appartenir a, 11 modes, 1n canaux</text:p>
      <text:p text:style-name="P1">univers: idUnivers, numeroUnivers</text:p>
      <text:p text:style-name="P1"/>
      <text:p text:style-name="P1">plagesDMX: idPlage, idCanal, valeurMin, valeurMax, descriptionAction</text:p>
      <text:p text:style-name="P1">posseder2, 11 canaux, 1n plagesDMX</text:p>
      <text:p text:style-name="P1">canaux: idCanal, idMode, numeroCanal, nomFonction, valeurDefaut</text:p>
      <text:p text:style-name="P1">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6:56:01.416970035</meta:creation-date>
    <dc:date>2026-02-02T17:48:14.712684005</dc:date>
    <meta:editing-duration>PT41M57S</meta:editing-duration>
    <meta:editing-cycles>1</meta:editing-cycles>
    <meta:document-statistic meta:table-count="0" meta:image-count="0" meta:object-count="0" meta:page-count="1" meta:paragraph-count="12" meta:word-count="50" meta:character-count="424" meta:non-whitespace-character-count="386"/>
    <meta:generator>LibreOffice/24.2.7.2$Linux_X86_64 LibreOffice_project/420$Build-2</meta:generator>
  </office:meta>
</office:document-meta>
</file>